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text-properties fo:font-family="'DejaVu Sans Mono'" style:font-family-generic="swiss" style:font-pitch="fixed" fo:font-size="18pt" style:font-size-asian="18pt" style:font-size-complex="18pt"/>
    </style:style>
    <style:style style:name="P3" style:family="paragraph">
      <style:paragraph-properties fo:margin-left="2cm" fo:margin-right="0cm" fo:text-indent="0cm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family="Monaco" style:font-family-generic="modern" style:font-pitch="fix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family="Monaco" style:font-family-generic="modern" style:font-pitch="fixed" fo:font-size="26pt" style:font-size-asian="26pt" style:font-size-complex="26pt"/>
    </style:style>
    <style:style style:name="T9" style:family="text">
      <style:text-properties fo:color="#ff0000" fo:font-family="Monaco" style:font-family-generic="modern" style:font-pitch="fixed" fo:font-size="26pt" style:font-size-asian="26pt" style:font-size-complex="26pt"/>
    </style:style>
    <style:style style:name="T10" style:family="text">
      <style:text-properties fo:font-family="Monaco" style:font-family-generic="modern" style:font-pitch="fixed" fo:font-size="22pt" style:font-size-asian="22pt" style:font-size-complex="22pt"/>
    </style:style>
    <style:style style:name="T11" style:family="text">
      <style:text-properties fo:font-family="Monaco" style:font-family-generic="modern" style:font-pitch="fixed" fo:font-size="22pt" style:font-family-asian="Monaco" style:font-family-generic-asian="modern" style:font-pitch-asian="fixed" style:font-size-asian="22pt" style:font-family-complex="Monaco" style:font-family-generic-complex="modern" style:font-pitch-complex="fixed" style:font-size-complex="22pt"/>
    </style:style>
    <style:style style:name="T12" style:family="text">
      <style:text-properties fo:color="#ff0000" fo:font-family="Monaco" style:font-family-generic="modern" style:font-pitch="fixed" fo:font-size="22pt" style:font-family-asian="Monaco" style:font-family-generic-asian="modern" style:font-pitch-asian="fixed" style:font-size-asian="22pt" style:font-family-complex="Monaco" style:font-family-generic-complex="modern" style:font-pitch-complex="fixed" style:font-size-complex="22pt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60pt" fo:font-weight="bold" style:font-size-asian="60pt" style:font-weight-asian="bold" style:font-size-complex="60pt" style:font-weight-complex="bold"/>
    </style:style>
    <style:style style:name="T18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fo:font-size="11pt" fo:font-style="normal" fo:text-shadow="none" style:text-underline-style="none" fo:font-weight="normal" style:letter-kerning="true" style:font-size-asian="11pt" style:font-style-asian="normal" style:font-weight-asian="normal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fo:font-family="Monaco" style:font-family-generic="modern" style:font-pitch="fixed" fo:font-size="20pt" fo:font-style="normal" fo:text-shadow="none" style:text-underline-style="solid" style:text-underline-width="auto" style:text-underline-color="font-color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11.399999618530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fo:font-family="Monaco" style:font-family-generic="modern" style:font-pitch="fixed" fo:font-size="20pt" fo:font-weight="bold" style:font-size-asian="20pt" style:font-weight-asian="bold" style:font-size-complex="11.3999996185303pt" style:font-weight-complex="bold"/>
    </style:style>
    <style:style style:name="T24" style:family="text">
      <style:text-properties fo:font-family="Monaco" style:font-family-generic="modern" style:font-pitch="fixed" fo:font-size="20pt" style:font-size-asian="20pt" style:font-size-complex="11.3999996185303pt"/>
    </style:style>
    <style:style style:name="T25" style:family="text">
      <style:text-properties fo:color="#010181" fo:font-family="Monaco" style:font-family-generic="modern" style:font-pitch="fixed" fo:font-size="20pt" style:font-size-asian="20pt" style:font-size-complex="11.3999996185303pt"/>
    </style:style>
    <style:style style:name="T26" style:family="text">
      <style:text-properties fo:color="#000000" fo:font-family="Monaco" style:font-family-generic="modern" style:font-pitch="fixed" fo:font-size="20pt" style:font-size-asian="20pt" style:font-size-complex="11.3999996185303pt"/>
    </style:style>
    <style:style style:name="T27" style:family="text">
      <style:text-properties fo:color="#ff0000" fo:font-family="Monaco" style:font-family-generic="modern" style:font-pitch="fixed" fo:font-size="20pt" style:font-size-asian="20pt" style:font-size-complex="11.3999996185303pt"/>
    </style:style>
    <style:style style:name="T28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10181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38183" fo:font-family="Monaco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000000" fo:font-family="Monaco" style:font-family-generic="modern" style:font-pitch="fixed" fo:font-size="18pt" style:font-size-asian="18pt" style:font-size-complex="18pt"/>
    </style:style>
    <style:style style:name="T35" style:family="text">
      <style:text-properties fo:font-family="Monaco" style:font-family-generic="modern" style:font-pitch="fixed" fo:font-size="18pt" style:font-size-asian="18pt" style:font-size-complex="18pt"/>
    </style:style>
    <style:style style:name="T36" style:family="text">
      <style:text-properties fo:color="#ff0000" fo:font-family="Monaco" style:font-family-generic="modern" style:font-pitch="fixed" fo:font-size="18pt" style:font-size-asian="18pt" style:font-size-complex="18pt"/>
    </style:style>
    <style:style style:name="T37" style:family="text">
      <style:text-properties fo:color="#010181" fo:font-family="Monaco" style:font-family-generic="modern" style:font-pitch="fixed" fo:font-size="18pt" style:font-size-asian="18pt" style:font-size-complex="18pt"/>
    </style:style>
    <style:style style:name="T38" style:family="text">
      <style:text-properties fo:color="#2928ff" fo:font-family="Monaco" style:font-family-generic="modern" style:font-pitch="fixed" fo:font-size="18pt" style:font-size-asian="18pt" style:font-size-complex="18pt"/>
    </style:style>
    <style:style style:name="T39" style:family="text">
      <style:text-properties fo:color="#838183" fo:font-family="Monaco" style:font-family-generic="modern" style:font-pitch="fixed" fo:font-size="20pt" fo:font-style="italic" style:font-size-asian="20pt" style:font-style-asian="italic" style:font-size-complex="11.3999996185303pt" style:font-style-complex="italic"/>
    </style:style>
    <style:style style:name="T40" style:family="text">
      <style:text-properties fo:color="#000000" fo:font-family="Monaco" style:font-family-generic="modern" style:font-pitch="fixed" fo:font-size="20pt" fo:font-style="normal" style:font-size-asian="20pt" style:font-style-asian="normal" style:font-size-complex="11.3999996185303pt" style:font-style-complex="normal"/>
    </style:style>
    <style:style style:name="T41" style:family="text">
      <style:text-properties fo:color="#838183" fo:font-family="Monaco" style:font-family-generic="modern" style:font-pitch="fixed" fo:font-size="20pt" fo:font-style="normal" style:font-size-asian="20pt" style:font-style-asian="normal" style:font-size-complex="11.3999996185303pt" style:font-style-complex="normal"/>
    </style:style>
    <style:style style:name="T42" style:family="text">
      <style:text-properties fo:color="#ff0000" fo:font-family="Monaco" style:font-family-generic="modern" style:font-pitch="fixed" fo:font-size="20pt" fo:font-style="normal" style:font-size-asian="20pt" style:font-style-asian="normal" style:font-size-complex="11.3999996185303pt" style:font-style-complex="normal"/>
    </style:style>
    <style:style style:name="T43" style:family="text">
      <style:text-properties fo:font-family="Monaco" style:font-family-generic="modern" style:font-pitch="fixed"/>
    </style:style>
    <style:style style:name="T44" style:family="text">
      <style:text-properties fo:font-family="Monaco" style:font-family-generic="modern" style:font-pitch="fixed" fo:font-size="24pt" style:font-size-asian="24pt" style:font-size-complex="24pt"/>
    </style:style>
    <style:style style:name="T45" style:family="text">
      <style:text-properties fo:font-family="Monac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color="#2928ff" fo:font-family="Monaco" style:font-family-generic="modern" style:font-pitch="fixed" fo:font-size="20pt" style:font-size-asian="20pt" style:font-size-complex="11.3999996185303pt"/>
    </style:style>
    <style:style style:name="T49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0000" fo:font-family="Monac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0000" fo:font-size="20pt" style:font-size-asian="20pt" style:font-size-complex="11.3999996185303pt"/>
    </style:style>
    <style:style style:name="T53" style:family="text">
      <style:text-properties fo:color="#ff0000" fo:font-size="20pt" style:font-size-asian="20pt" style:font-size-complex="11.3999996185303pt"/>
    </style:style>
    <style:style style:name="T54" style:family="text">
      <style:text-properties fo:color="#000000" fo:font-size="20pt" fo:font-weight="bold" style:font-size-asian="20pt" style:font-weight-asian="bold" style:font-size-complex="11.3999996185303pt" style:font-weight-complex="bold"/>
    </style:style>
    <style:style style:name="T55" style:family="text">
      <style:text-properties fo:font-size="20pt" style:font-size-asian="20pt" style:font-size-complex="11.3999996185303pt"/>
    </style:style>
    <style:style style:name="T56" style:family="text">
      <style:text-properties fo:color="#838183" fo:font-size="20pt" fo:font-style="italic" style:font-size-asian="20pt" style:font-style-asian="italic" style:font-size-complex="11.3999996185303pt" style:font-style-complex="italic"/>
    </style:style>
    <style:style style:name="T57" style:family="text">
      <style:text-properties fo:color="#010181" fo:font-size="20pt" style:font-size-asian="20pt" style:font-size-complex="11.3999996185303pt"/>
    </style:style>
    <style:style style:name="T58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Arial" style:font-family-generic-asian="roman" style:font-pitch-asian="variable" style:font-style-asian="normal" style:font-weight-asian="normal" style:font-family-complex="Arial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fo:font-family="Monaco" style:font-family-generic="modern" style:font-pitch="fixed" fo:font-size="26pt" fo:font-style="normal" fo:text-shadow="none" style:text-underline-style="none" fo:font-weight="normal" style:letter-kerning="true" style:font-family-asian="Monaco" style:font-family-generic-asian="modern" style:font-pitch-asian="fixed" style:font-size-asian="26pt" style:font-style-asian="normal" style:font-weight-asian="normal" style:font-family-complex="Monaco" style:font-family-generic-complex="modern" style:font-pitch-complex="fixed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Arial" style:font-family-generic-asian="roman" style:font-pitch-asian="variable" style:font-size-asian="20pt" style:font-style-asian="normal" style:font-weight-asian="bold" style:font-family-complex="Arial" style:font-family-generic-complex="roman" style:font-pitch-complex="variable" style:font-size-complex="11.3999996185303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20pt" fo:font-weight="bold" style:font-size-asian="20pt" style:font-weight-asian="bold" style:font-size-complex="11.399999618530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dis and Ruby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Brian Kaney</text:span></text:p>
            <text:p text:style-name="P1">IRC / github / twitter / quora / etc : <text:span text:style-name="T1">bkaney</text:span></text:p>
            <text:p text:style-name="P1"><text:span text:style-name="T2">Developer at </text:span><text:span text:style-name="T1">Vermonster </text:span><text:span text:style-name="T2">&lt;vermonster.c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aven't we heard Redis Talks Befor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es, Redis is popular</text:p>
              </text:list-item>
              <text:list-item>
                <text:p>Why is this different?</text:p>
                <text:list>
                  <text:list-item>
                    <text:p><text:span text:style-name="T3">Not covering Resque, Caching, Sessions or </text:span>even Pub/Sub</text:p>
                  </text:list-item>
                  <text:list-item>
                    <text:p>Usage of Redis to store Ruby objects</text:p>
                  </text:list-item>
                  <text:list-item>
                    <text:p>Why would you want to do tha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Redis 101 - Datatyp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eys are strings, no need to quote</text:p>
              </text:list-item>
              <text:list-item>
                <text:p>Strings</text:p>
              </text:list-item>
              <text:list-item>
                <text:p>Integers (not really- INCR is a string operation)</text:p>
              </text:list-item>
              <text:list-item>
                <text:p>Lists</text:p>
              </text:list-item>
              <text:list-item>
                <text:p>Sets</text:p>
              </text:list-item>
              <text:list-item>
                <text:p>Sorted Sets (sets with a score)</text:p>
              </text:list-item>
              <text:list-item>
                <text:p>http://redis.oi (interactive terminal; website written in cuba.io, incidental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talk Ruby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Ruby has strings, hashes, arrays..</text:p>
              </text:list-item>
              <text:list-item>
                <text:p>And hashes are many times used as data storage for Ruby objects..</text:p>
              </text:list-item>
              <text:list-item>
                <text:p>Wouldn't it be nice to use Redis to persist Ruby object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3"><text:span text:style-name="T4">Redis-rb</text:span>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ownload and install redis<text:span text:style-name="T5"><text:tab/></text:span><text:span text:style-name="T5">http://redis.io/download</text:span></text:p>
              </text:list-item>
              <text:list-item>
                <text:p>Install ruby gem</text:p>
              </text:list-item>
            </text:list>
            <text:p><text:span text:style-name="T6"><text:s/></text:span><text:span text:style-name="T6"><text:tab/></text:span><text:span text:style-name="T7">$ gem install redis</text:span></text:p>
            <text:list text:continue-numbering="true" text:style-name="L2">
              <text:list-item>
                <text:p>Connection</text:p>
              </text:list-item>
            </text:list>
            <text:p text:style-name="P1"><text:span text:style-name="T8"><text:s/></text:span><text:span text:style-name="T8"><text:tab/></text:span><text:span text:style-name="T8">require </text:span><text:span text:style-name="T9">'redis'</text:span></text:p>
            <text:p text:style-name="P1"><text:span text:style-name="T8"><text:s/></text:span><text:span text:style-name="T8"><text:tab/></text:span><text:span text:style-name="T8">db = Redis.n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by Serialization</text:p>
          </draw:text-box>
        </draw:frame>
        <draw:frame presentation:style-name="pr7" draw:layer="layout" svg:width="25.199cm" svg:height="13.86cm" svg:x="1.471cm" svg:y="4.555cm" presentation:class="outline" presentation:user-transformed="true">
          <draw:text-box>
            <text:list text:style-name="L2">
              <text:list-item>
                <text:p>Suppose a simple hash</text:p>
              </text:list-item>
            </text:list>
            <text:p text:style-name="P3"><text:span text:style-name="T10">movie = Hash[</text:span></text:p>
            <text:p text:style-name="P3"><text:span text:style-name="T11"><text:s text:c="2"/></text:span><text:span text:style-name="T11">:name, </text:span><text:span text:style-name="T12">'Top Gun'</text:span><text:span text:style-name="T11">,</text:span></text:p>
            <text:p text:style-name="P3"><text:span text:style-name="T11"><text:s text:c="2"/></text:span><text:span text:style-name="T11">:genre, </text:span><text:span text:style-name="T12">'Action'</text:span></text:p>
            <text:p text:style-name="P3"><text:span text:style-name="T10">]</text:span></text:p>
            <text:p text:style-name="P3"><text:span text:style-name="T10"/></text:p>
            <text:list text:continue-numbering="true" text:style-name="L2">
              <text:list-item>
                <text:p><text:span text:style-name="T13">Might be represented in redis as:</text:span></text:p>
              </text:list-item>
            </text:list>
            <text:p><text:span text:style-name="T14"><text:s/></text:span><text:span text:style-name="T14"><text:tab/></text:span><text:span text:style-name="T14">db.hmset</text:span><text:span text:style-name="T15"> </text:span><text:span text:style-name="T16">'movie:1'</text:span><text:span text:style-name="T14">,</text:span><text:span text:style-name="T15"> </text:span><text:span text:style-name="T16">'name'</text:span><text:span text:style-name="T14">,</text:span><text:span text:style-name="T15"> </text:span><text:span text:style-name="T16">'Top Gun'</text:span><text:span text:style-name="T14">,</text:span><text:span text:style-name="T15"> </text:span><text:span text:style-name="T16">'genre'</text:span><text:span text:style-name="T14">,</text:span><text:span text:style-name="T15"> </text:span><text:span text:style-name="T16">'Action'</text:span></text:p>
          </draw:text-box>
        </draw:frame>
        <draw:frame draw:style-name="gr2" draw:text-style-name="P5" draw:layer="layout" svg:width="1.27cm" svg:height="2.618cm" svg:x="25.4cm" svg:y="0.635cm">
          <draw:text-box>
            <text:p><text:span text:style-name="T17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3"><text:span text:style-name="T4">Auto-increment ID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tice incrementing in the key name</text:p>
              </text:list-item>
            </text:list>
            <text:p><text:span text:style-name="T18"><text:s/></text:span><text:span text:style-name="T19"><text:tab/></text:span><text:span text:style-name="T18">db.hmset</text:span><text:span text:style-name="T20"> </text:span><text:span text:style-name="T21">'movie:</text:span><text:span text:style-name="T22">1</text:span><text:span text:style-name="T21">'</text:span><text:span text:style-name="T18">,</text:span><text:span text:style-name="T20"> </text:span><text:span text:style-name="T21">'name'</text:span><text:span text:style-name="T18">,</text:span><text:span text:style-name="T20"> </text:span><text:span text:style-name="T21">'Top Gun'</text:span><text:span text:style-name="T18">,</text:span><text:span text:style-name="T20"> </text:span><text:span text:style-name="T21">'genre'</text:span><text:span text:style-name="T18">,</text:span><text:span text:style-name="T20"> </text:span><text:span text:style-name="T21">'Action'</text:span></text:p>
            <text:list text:continue-numbering="true" text:style-name="L2">
              <text:list-header>
                <text:p/>
              </text:list-header>
              <text:list-item>
                <text:p>Create tooling to track id's, we can use INCR</text:p>
              </text:list-item>
            </text:list>
            <text:p><text:span text:style-name="T23"><text:s/></text:span><text:span text:style-name="T23"><text:tab/></text:span><text:span text:style-name="T23">def</text:span><text:span text:style-name="T24"> </text:span><text:span text:style-name="T25">get_pk</text:span><text:span text:style-name="T26">(item,</text:span><text:span text:style-name="T24"> </text:span><text:span text:style-name="T26">db)</text:span></text:p>
            <text:p><text:span text:style-name="T26"><text:s text:c="2"/></text:span><text:span text:style-name="T26"><text:tab/></text:span><text:span text:style-name="T26"><text:tab/></text:span><text:span text:style-name="T26"><text:tab/></text:span><text:span text:style-name="T26"> </text:span><text:span text:style-name="T26"><text:tab/></text:span><text:span text:style-name="T26">pk = db.incr</text:span><text:span text:style-name="T24"> </text:span><text:span text:style-name="T27">"#{item}:pk"</text:span></text:p>
            <text:p><text:span text:style-name="T24"><text:s text:c="2"/></text:span><text:span text:style-name="T24"><text:tab/></text:span><text:span text:style-name="T24"><text:tab/></text:span><text:span text:style-name="T24"> </text:span><text:span text:style-name="T24"><text:tab/></text:span><text:span text:style-name="T27">"#{item}:#{pk}"</text:span></text:p>
            <text:p><text:span text:style-name="T23"><text:s/></text:span><text:span text:style-name="T23"><text:tab/></text:span><text:span text:style-name="T23">end</text:span></text:p>
            <text:p><text:span text:style-name="T23"/></text:p>
            <text:p><text:span text:style-name="T28"><text:s/></text:span><text:span text:style-name="T28"><text:tab/></text:span><text:span text:style-name="T28">db.hmset</text:span><text:span text:style-name="T29"> </text:span><text:span text:style-name="T30">get_pk</text:span><text:span text:style-name="T28">(</text:span><text:span text:style-name="T31">'movies'</text:span><text:span text:style-name="T28">,</text:span><text:span text:style-name="T29"> </text:span><text:span text:style-name="T28">db),</text:span><text:span text:style-name="T29"> </text:span><text:span text:style-name="T31">'name'</text:span><text:span text:style-name="T28">,</text:span><text:span text:style-name="T29"> </text:span><text:span text:style-name="T31">'Top Gun'</text:span><text:span text:style-name="T28">,</text:span><text:span text:style-name="T29"> </text:span><text:span text:style-name="T3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<text:span text:style-name="T4">References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reference, like in AR 'belongs_to'</text:p>
                <text:p/>
              </text:list-item>
              <text:list-item>
                <text:p>Could be implemented similarly:</text:p>
              </text:list-item>
            </text:list>
            <text:p><text:span text:style-name="T28"><text:s/></text:span><text:span text:style-name="T28"><text:tab/></text:span><text:span text:style-name="T28">db.hmset</text:span><text:span text:style-name="T29"> </text:span><text:span text:style-name="T31">'character:1'</text:span><text:span text:style-name="T28">,</text:span><text:span text:style-name="T29"> </text:span><text:span text:style-name="T31">'movie_id'</text:span><text:span text:style-name="T28">,</text:span><text:span text:style-name="T29"> </text:span><text:span text:style-name="T31">'movie:1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3"><text:span text:style-name="T4">Has Many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mbed as one of the keys</text:p>
              </text:list-item>
            </text:list>
            <text:p><text:span text:style-name="T33"># Make a few jets</text:span></text:p>
            <text:p><text:span text:style-name="T34">db.hmset</text:span><text:span text:style-name="T35"> </text:span><text:span text:style-name="T36">'jet:1'</text:span><text:span text:style-name="T34">,</text:span><text:span text:style-name="T35"> </text:span><text:span text:style-name="T36">'manufacturer'</text:span><text:span text:style-name="T34">,</text:span><text:span text:style-name="T35"> </text:span><text:span text:style-name="T36">'Grumman'</text:span><text:span text:style-name="T34">,</text:span><text:span text:style-name="T35"> </text:span><text:span text:style-name="T36">'model'</text:span><text:span text:style-name="T34">,</text:span><text:span text:style-name="T35"> </text:span><text:span text:style-name="T36">'F-14'</text:span></text:p>
            <text:p><text:span text:style-name="T34">db.hmset</text:span><text:span text:style-name="T35"> </text:span><text:span text:style-name="T36">'jet:2'</text:span><text:span text:style-name="T34">,</text:span><text:span text:style-name="T35"> </text:span><text:span text:style-name="T36">'manufacturer'</text:span><text:span text:style-name="T34">,</text:span><text:span text:style-name="T35"> </text:span><text:span text:style-name="T36">'Northrop'</text:span><text:span text:style-name="T34">,</text:span><text:span text:style-name="T35"> </text:span><text:span text:style-name="T36">'model'</text:span><text:span text:style-name="T34">,</text:span><text:span text:style-name="T35"> </text:span><text:span text:style-name="T36">'F-5'</text:span></text:p>
            <text:p><text:span text:style-name="T35"/></text:p>
            <text:p><text:span text:style-name="T33"># Make our movie</text:span></text:p>
            <text:p><text:span text:style-name="T34">db.hmset</text:span><text:span text:style-name="T35"> </text:span><text:span text:style-name="T36">'movie:1'</text:span><text:span text:style-name="T34">,</text:span><text:span text:style-name="T35"> </text:span><text:span text:style-name="T36">'jets'</text:span><text:span text:style-name="T34">,</text:span><text:span text:style-name="T35"> </text:span><text:span text:style-name="T34">%</text:span><text:span text:style-name="T37">w</text:span><text:span text:style-name="T34">(jet:</text:span><text:span text:style-name="T38">1</text:span><text:span text:style-name="T35"> </text:span><text:span text:style-name="T34">jet:</text:span><text:span text:style-name="T38">2</text:span><text:span text:style-name="T34">).to_j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 Many (set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ut that's not really “redisy”</text:p>
              </text:list-item>
              <text:list-item>
                <text:p>How about conceiving a new key name and creating a set?</text:p>
              </text:list-item>
            </text:list>
            <text:p><text:span text:style-name="T39"><text:s/></text:span><text:span text:style-name="T39"><text:tab/></text:span><text:span text:style-name="T39"># Make a few jets</text:span></text:p>
            <text:p><text:span text:style-name="T26"><text:s/></text:span><text:span text:style-name="T26"><text:tab/></text:span><text:span text:style-name="T26">db.hmset</text:span><text:span text:style-name="T24"> </text:span><text:span text:style-name="T27">'jet:1'</text:span><text:span text:style-name="T26">,</text:span><text:span text:style-name="T24"> </text:span><text:span text:style-name="T27">'manufacturer'</text:span><text:span text:style-name="T26">,</text:span><text:span text:style-name="T24"> </text:span><text:span text:style-name="T27">'Grumman'</text:span><text:span text:style-name="T26">,</text:span><text:span text:style-name="T24"> </text:span><text:span text:style-name="T27">'model'</text:span><text:span text:style-name="T26">,</text:span><text:span text:style-name="T24"> </text:span><text:span text:style-name="T27">'F-14'</text:span></text:p>
            <text:p><text:span text:style-name="T26"><text:s/></text:span><text:span text:style-name="T26"><text:tab/></text:span><text:span text:style-name="T26">db.hmset</text:span><text:span text:style-name="T24"> </text:span><text:span text:style-name="T27">'jet:2'</text:span><text:span text:style-name="T26">,</text:span><text:span text:style-name="T24"> </text:span><text:span text:style-name="T27">'manufacturer'</text:span><text:span text:style-name="T26">,</text:span><text:span text:style-name="T24"> </text:span><text:span text:style-name="T27">'Northrop'</text:span><text:span text:style-name="T26">,</text:span><text:span text:style-name="T24"> </text:span><text:span text:style-name="T27">'model'</text:span><text:span text:style-name="T26">,</text:span><text:span text:style-name="T24"> </text:span><text:span text:style-name="T27">'F-5'</text:span></text:p>
            <text:p><text:span text:style-name="T27"/></text:p>
            <text:p><text:span text:style-name="T39"><text:s/></text:span><text:span text:style-name="T39"><text:tab/></text:span><text:span text:style-name="T39"># Make our movie</text:span></text:p>
            <text:p><text:span text:style-name="T26"><text:s/></text:span><text:span text:style-name="T26"><text:tab/></text:span><text:span text:style-name="T26">db.hmset</text:span><text:span text:style-name="T24"> </text:span><text:span text:style-name="T27">'movie:1'</text:span><text:span text:style-name="T26">,</text:span><text:span text:style-name="T24"> </text:span><text:span text:style-name="T27">'name'</text:span><text:span text:style-name="T26">,</text:span><text:span text:style-name="T24"> </text:span><text:span text:style-name="T27">'Top Gun'</text:span><text:span text:style-name="T26">,</text:span><text:span text:style-name="T24"> </text:span><text:span text:style-name="T27">'genre'</text:span><text:span text:style-name="T26">,</text:span><text:span text:style-name="T24"> </text:span><text:span text:style-name="T27">'Action'</text:span></text:p>
            <text:p><text:span text:style-name="T27"/></text:p>
            <text:p><text:span text:style-name="T39"><text:s/></text:span><text:span text:style-name="T39"><text:tab/></text:span><text:span text:style-name="T39"># Add to a key to represent the set of jets</text:span></text:p>
            <text:p><text:span text:style-name="T26"><text:s/></text:span><text:span text:style-name="T26"><text:tab/></text:span><text:span text:style-name="T26">db.sadd</text:span><text:span text:style-name="T24"> </text:span><text:span text:style-name="T27">'movie:1:jets'</text:span><text:span text:style-name="T26">,</text:span><text:span text:style-name="T24"> </text:span><text:span text:style-name="T27">'jet:1'</text:span></text:p>
            <text:p><text:span text:style-name="T40"><text:s/></text:span><text:span text:style-name="T40"><text:tab/></text:span><text:span text:style-name="T40">db.sadd</text:span><text:span text:style-name="T41"> </text:span><text:span text:style-name="T42">'movie:1:jets'</text:span><text:span text:style-name="T40">,</text:span><text:span text:style-name="T41"> </text:span><text:span text:style-name="T42">'jet:2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<text:span text:style-name="T4">Find / Index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inding items, need an index.</text:p>
              </text:list-item>
              <text:list-item>
                <text:p>Indexes could be sets with prescribed keys.</text:p>
              </text:list-item>
            </text:list>
            <text:p><text:span text:style-name="T39"><text:s/></text:span><text:span text:style-name="T39"><text:tab/></text:span><text:span text:style-name="T39"># Create a few movies</text:span></text:p>
            <text:p><text:span text:style-name="T26"><text:s/></text:span><text:span text:style-name="T26"><text:tab/></text:span><text:span text:style-name="T26">db.hmset</text:span><text:span text:style-name="T24"> </text:span><text:span text:style-name="T27">'movie:1'</text:span><text:span text:style-name="T26">,</text:span><text:span text:style-name="T24"> </text:span><text:span text:style-name="T27">'name'</text:span><text:span text:style-name="T26">,</text:span><text:span text:style-name="T24"> </text:span><text:span text:style-name="T27">'Top Gun'</text:span><text:span text:style-name="T26">,</text:span><text:span text:style-name="T24"> </text:span><text:span text:style-name="T27">'genre'</text:span><text:span text:style-name="T26">,</text:span><text:span text:style-name="T24"> </text:span><text:span text:style-name="T27">'Action'</text:span></text:p>
            <text:p><text:span text:style-name="T26"><text:s/></text:span><text:span text:style-name="T26"><text:tab/></text:span><text:span text:style-name="T26">db.hmset</text:span><text:span text:style-name="T24"> </text:span><text:span text:style-name="T27">'movie:2'</text:span><text:span text:style-name="T26">,</text:span><text:span text:style-name="T24"> </text:span><text:span text:style-name="T27">'name'</text:span><text:span text:style-name="T26">,</text:span><text:span text:style-name="T24"> </text:span><text:span text:style-name="T27">'Top Gun'</text:span><text:span text:style-name="T26">,</text:span><text:span text:style-name="T24"> </text:span><text:span text:style-name="T27">'genre'</text:span><text:span text:style-name="T26">,</text:span><text:span text:style-name="T24"> </text:span><text:span text:style-name="T27">'Action'</text:span></text:p>
            <text:p><text:span text:style-name="T26"><text:s/></text:span><text:span text:style-name="T26"><text:tab/></text:span><text:span text:style-name="T26">db.hmset</text:span><text:span text:style-name="T24"> </text:span><text:span text:style-name="T27">'movie:3'</text:span><text:span text:style-name="T26">,</text:span><text:span text:style-name="T24"> </text:span><text:span text:style-name="T27">'name'</text:span><text:span text:style-name="T26">,</text:span><text:span text:style-name="T24"> </text:span><text:span text:style-name="T27">'Airplane'</text:span><text:span text:style-name="T26">,</text:span><text:span text:style-name="T24"> </text:span><text:span text:style-name="T27">'genre'</text:span><text:span text:style-name="T26">,</text:span><text:span text:style-name="T24"> </text:span><text:span text:style-name="T27">'Comedy'</text:span></text:p>
            <text:p><text:span text:style-name="T43"/></text:p>
            <text:p><text:span text:style-name="T39"><text:s/></text:span><text:span text:style-name="T39"><text:tab/></text:span><text:span text:style-name="T39"># Create an index on 'genre'</text:span></text:p>
            <text:p><text:span text:style-name="T26"><text:s/></text:span><text:span text:style-name="T26"><text:tab/></text:span><text:span text:style-name="T26">db.sadd</text:span><text:span text:style-name="T24"> </text:span><text:span text:style-name="T27">'movie:index:genre:Action'</text:span><text:span text:style-name="T26">,</text:span><text:span text:style-name="T24"> </text:span><text:span text:style-name="T27">'movie:1'</text:span></text:p>
            <text:p><text:span text:style-name="T26"><text:s/></text:span><text:span text:style-name="T26"><text:tab/></text:span><text:span text:style-name="T26">db.sadd</text:span><text:span text:style-name="T24"> </text:span><text:span text:style-name="T27">'movie:index:genre:Action'</text:span><text:span text:style-name="T26">,</text:span><text:span text:style-name="T24"> </text:span><text:span text:style-name="T27">'movie:2'</text:span></text:p>
            <text:p><text:span text:style-name="T26"><text:s/></text:span><text:span text:style-name="T26"><text:tab/></text:span><text:span text:style-name="T26">db.sadd</text:span><text:span text:style-name="T24"> </text:span><text:span text:style-name="T27">'movie:index:genre:Comedy'</text:span><text:span text:style-name="T26">,</text:span><text:span text:style-name="T24"> </text:span><text:span text:style-name="T27">'movie:3'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<text:span text:style-name="T4">Yikes!</text:span></text:p>
          </draw:text-box>
        </draw:frame>
        <draw:frame presentation:style-name="pr7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3"><text:span text:style-name="T4">We need a Key Strategy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mong other thing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y simple convention </text:p>
              </text:list-item>
            </text:list>
            <text:p><text:span text:style-name="T44"><text:s/></text:span><text:span text:style-name="T44"><text:tab/></text:span><text:span text:style-name="T44"><text:tab/></text:span><text:span text:style-name="T45">&lt;klass.underscore&gt;</text:span><text:span text:style-name="T44">:</text:span><text:span text:style-name="T45">&lt;identifier&gt;</text:span></text:p>
            <text:p><text:span text:style-name="T44"><text:s/></text:span><text:span text:style-name="T44"><text:tab/></text:span><text:span text:style-name="T44"><text:tab/></text:span><text:span text:style-name="T44">movie:1</text:span></text:p>
            <text:p><text:span text:style-name="T44"><text:s/></text:span><text:span text:style-name="T44"><text:tab/></text:span><text:span text:style-name="T44"><text:tab/></text:span><text:span text:style-name="T44">jet:10</text:span></text:p>
            <text:p><text:span text:style-name="T44"><text:s/></text:span><text:span text:style-name="T44"><text:tab/></text:span><text:span text:style-name="T44"><text:tab/></text:span><text:span text:style-name="T44">character:iceman</text:span></text:p>
            <text:list text:continue-numbering="true" text:style-name="L2">
              <text:list-header>
                <text:p/>
              </text:list-header>
              <text:list-item>
                <text:p><text:span text:style-name="T46">https://github.com/soveran/nest/blob/master/lib/nest.r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e need tooling to manage relationship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st gives nice convention for key, but what about sets, lists, references, indexes, collections, validation, callbacks, etc...</text:p>
                <text:p/>
              </text:list-item>
              <text:list-item>
                <text:p>Enter Ohm</text:p>
                <text:p/>
              </text:list-item>
              <text:list-item>
                <text:p>https://github.com/soveran/oh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7">Ohm: Redis-Ruby Object Hash Mapper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hm models for movies, characters and jets.</text:p>
                <text:p>(see cod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ing Ohm (exampl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(code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ops - AOF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OF is a newish strategy for managing data.</text:p>
              </text:list-item>
              <text:list-item>
                <text:p>Configuration (redis.conf):</text:p>
                <text:list>
                  <text:list-header>
                    <text:p><text:span text:style-name="T10">appendonly yes</text:span></text:p>
                    <text:p><text:span text:style-name="T10">appendfilename appendonly.aof</text:span></text:p>
                  </text:list-header>
                </text:list>
              </text:list-item>
              <text:list-item>
                <text:p>Process to save is:</text:p>
                <text:list>
                  <text:list-item>
                    <text:p>issue 'BGREWRITEAOF'</text:p>
                  </text:list-item>
                  <text:list-item>
                    <text:p>loop until complete</text:p>
                  </text:list-item>
                </text:list>
              </text:list-item>
              <text:list-item>
                <text:p>Process to load is:</text:p>
                <text:list>
                  <text:list-item>
                    <text:p>stop redis</text:p>
                  </text:list-item>
                  <text:list-item>
                    <text:p>copy AOF file to prescribed location (redis.conf)</text:p>
                  </text:list-item>
                  <text:list-item>
                    <text:p>loop until loading is 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ops – AOF save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p><text:span text:style-name="T26"><text:s/></text:span><text:span text:style-name="T26"><text:tab/></text:span><text:span text:style-name="T26">%x{ echo </text:span><text:span text:style-name="T27">"BGREWRITEAOF"</text:span><text:span text:style-name="T26"> | redis-cli }</text:span></text:p>
            <text:p><text:span text:style-name="T26"><text:s/></text:span><text:span text:style-name="T26"><text:tab/></text:span><text:span text:style-name="T26">loop</text:span><text:span text:style-name="T24"> </text:span><text:span text:style-name="T23">do</text:span></text:p>
            <text:p><text:span text:style-name="T26"><text:s text:c="3"/></text:span><text:span text:style-name="T26"><text:tab/></text:span><text:span text:style-name="T26"> </text:span><text:span text:style-name="T26">sleep</text:span><text:span text:style-name="T24"> </text:span><text:span text:style-name="T48">1</text:span></text:p>
            <text:p><text:span text:style-name="T26"><text:s text:c="3"/></text:span><text:span text:style-name="T26"><text:tab/></text:span><text:span text:style-name="T26"> </text:span><text:span text:style-name="T26">puts</text:span><text:span text:style-name="T24"> </text:span><text:span text:style-name="T27">" * Waiting for aof to save..."</text:span></text:p>
            <text:p><text:span text:style-name="T26"><text:s text:c="3"/></text:span><text:span text:style-name="T26"><text:tab/></text:span><text:span text:style-name="T26"> </text:span><text:span text:style-name="T26">save_status = %x{</text:span><text:span text:style-name="T24"> </text:span><text:span text:style-name="T26">echo</text:span><text:span text:style-name="T24"> </text:span><text:span text:style-name="T27">"INFO"</text:span><text:span text:style-name="T24"> </text:span><text:span text:style-name="T26">|</text:span><text:span text:style-name="T24"> </text:span><text:span text:style-name="T26">redis-cli</text:span><text:span text:style-name="T24"> </text:span><text:span text:style-name="T26">|</text:span><text:span text:style-name="T24"> </text:span><text:span text:style-name="T26">grep bgrewriteaof_in_progress</text:span><text:span text:style-name="T24"> </text:span><text:span text:style-name="T26">}[/\:([</text:span><text:span text:style-name="T48">0</text:span><text:span text:style-name="T26">-</text:span><text:span text:style-name="T48">9</text:span><text:span text:style-name="T26">])/,</text:span><text:span text:style-name="T48">1</text:span><text:span text:style-name="T26">]</text:span></text:p>
            <text:p><text:span text:style-name="T24"><text:s text:c="3"/></text:span><text:span text:style-name="T24"><text:tab/></text:span><text:span text:style-name="T24"> </text:span><text:span text:style-name="T23">break if</text:span><text:span text:style-name="T24"> </text:span><text:span text:style-name="T26">save_status ==</text:span><text:span text:style-name="T24"> </text:span><text:span text:style-name="T27">"0"</text:span></text:p>
            <text:p><text:span text:style-name="T23"><text:s/></text:span><text:span text:style-name="T23"><text:tab/></text:span><text:span text:style-name="T23">end</text:span></text:p>
            <text:p><text:span text:style-name="T23"><text:s/></text:span><text:span text:style-name="T23"><text:tab/></text:span><text:span text:style-name="T18">puts</text:span><text:span text:style-name="T49"> </text:span><text:span text:style-name="T21">"DONE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ops – AOF load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p><text:span text:style-name="T26"><text:s/></text:span><text:span text:style-name="T26"><text:tab/></text:span><text:span text:style-name="T26">loop</text:span><text:span text:style-name="T24"> </text:span><text:span text:style-name="T23">do</text:span></text:p>
            <text:p><text:span text:style-name="T26"><text:s text:c="3"/></text:span><text:span text:style-name="T26"><text:tab/></text:span><text:span text:style-name="T26"> </text:span><text:span text:style-name="T26">sleep</text:span><text:span text:style-name="T24"> </text:span><text:span text:style-name="T48">1</text:span></text:p>
            <text:p><text:span text:style-name="T26"><text:s text:c="3"/></text:span><text:span text:style-name="T26"><text:tab/></text:span><text:span text:style-name="T26"> </text:span><text:span text:style-name="T26">puts</text:span><text:span text:style-name="T24"> </text:span><text:span text:style-name="T27">" * Waiting for aof to load..."</text:span></text:p>
            <text:p><text:span text:style-name="T26"><text:s text:c="3"/></text:span><text:span text:style-name="T26"><text:tab/></text:span><text:span text:style-name="T26"> </text:span><text:span text:style-name="T26">load_status = %x{</text:span><text:span text:style-name="T24"> </text:span><text:span text:style-name="T26">echo</text:span><text:span text:style-name="T24"> </text:span><text:span text:style-name="T27">"INFO"</text:span><text:span text:style-name="T24"> </text:span><text:span text:style-name="T26">|</text:span><text:span text:style-name="T24"> </text:span><text:span text:style-name="T26">redis-cli</text:span><text:span text:style-name="T24"> </text:span><text:span text:style-name="T26">|</text:span><text:span text:style-name="T24"> </text:span><text:span text:style-name="T26">grep loading</text:span><text:span text:style-name="T24"> </text:span><text:span text:style-name="T26">}[/\:([</text:span><text:span text:style-name="T48">0</text:span><text:span text:style-name="T26">-</text:span><text:span text:style-name="T48">9</text:span><text:span text:style-name="T26">])/,</text:span><text:span text:style-name="T48">1</text:span><text:span text:style-name="T26">]</text:span></text:p>
            <text:p><text:span text:style-name="T24"><text:s text:c="3"/></text:span><text:span text:style-name="T24"><text:tab/></text:span><text:span text:style-name="T24"> </text:span><text:span text:style-name="T23">break if</text:span><text:span text:style-name="T24"> </text:span><text:span text:style-name="T26">load_status ==</text:span><text:span text:style-name="T24"> </text:span><text:span text:style-name="T27">"0"</text:span></text:p>
            <text:p><text:span text:style-name="T23"><text:s/></text:span><text:span text:style-name="T23"><text:tab/></text:span><text:span text:style-name="T23">end</text:span></text:p>
            <text:p><text:span text:style-name="T18"><text:s/></text:span><text:span text:style-name="T18"><text:tab/></text:span><text:span text:style-name="T18">puts</text:span><text:span text:style-name="T20"> </text:span><text:span text:style-name="T21">"DONE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ops - Socke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aster, no TCP overhead</text:p>
              </text:list-item>
              <text:list-item>
                <text:p>Configuration (redis.conf)</text:p>
                <text:list>
                  <text:list-header>
                    <text:p><text:span text:style-name="T10"># port 6379</text:span></text:p>
                    <text:p><text:span text:style-name="T10">unixsocket /tmp/redis.sock</text:span></text:p>
                  </text:list-header>
                </text:list>
              </text:list-item>
              <text:list-item>
                <text:p><text:span text:style-name="T13">Redis-cli</text:span></text:p>
                <text:list>
                  <text:list-header>
                    <text:p><text:span text:style-name="T50">$ redis-cli -s /tmp/redis.sock</text:span></text:p>
                  </text:list-header>
                </text:list>
              </text:list-item>
              <text:list-item>
                <text:p><text:span text:style-name="T13">Redis.rb</text:span></text:p>
                <text:list>
                  <text:list-header>
                    <text:p><text:span text:style-name="T50">Redis.new(:path =&gt; '/tmp/redis.sock'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hm::Contrib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https://github.com/sinefunc/ohm-contrib</text:p>
              </text:list-header>
              <text:list-item>
                <text:p>Ohm::Boundaries</text:p>
              </text:list-item>
              <text:list-item>
                <text:p>Ohm::Callbacks</text:p>
              </text:list-item>
              <text:list-item>
                <text:p>Ohm::Timestamping</text:p>
              </text:list-item>
              <text:list-item>
                <text:p>Ohm::ToHash</text:p>
              </text:list-item>
              <text:list-item>
                <text:p>Ohm::WebValidations</text:p>
              </text:list-item>
              <text:list-item>
                <text:p>Ohm::NumberValidations</text:p>
              </text:list-item>
              <text:list-item>
                <text:p>Ohm::ExtraValidations</text:p>
              </text:list-item>
              <text:list-item>
                <text:p>Ohm::Typecast</text:p>
              </text:list-item>
              <text:list-item>
                <text:p>Ohm::Lo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hm::Contrib is hacky</text:p>
          </draw:text-box>
        </draw:frame>
        <draw:frame presentation:style-name="pr7" draw:layer="layout" svg:width="25.199cm" svg:height="13.86cm" svg:x="1.4cm" svg:y="4.914cm" presentation:class="outline">
          <draw:text-box>
            <text:p><text:span text:style-name="T44"><text:s/></text:span><text:span text:style-name="T44"><text:tab/></text:span><text:span text:style-name="T44">ruby-1.9.2-p180 :016 &gt; os = Ohm::Types::String.new "key"; s = "key"</text:span></text:p>
            <text:p><text:span text:style-name="T44"><text:s/></text:span><text:span text:style-name="T44"><text:tab/></text:span><text:span text:style-name="T44">ruby-1.9.2-p180 :018 &gt; os == s</text:span></text:p>
            <text:p><text:span text:style-name="T44"><text:s/></text:span><text:span text:style-name="T44"><text:tab/></text:span><text:span text:style-name="T44"> </text:span><text:span text:style-name="T44">=&gt; true </text:span></text:p>
            <text:p><text:span text:style-name="T44"><text:s/></text:span><text:span text:style-name="T44"><text:tab/></text:span><text:span text:style-name="T44">ruby-1.9.2-p180 :019 &gt; os === s</text:span></text:p>
            <text:p><text:span text:style-name="T44"><text:s/></text:span><text:span text:style-name="T44"><text:tab/></text:span><text:span text:style-name="T44"> </text:span><text:span text:style-name="T44">=&gt; true </text:span></text:p>
            <text:p><text:span text:style-name="T44"><text:s/></text:span><text:span text:style-name="T44"><text:tab/></text:span><text:span text:style-name="T44">ruby-1.9.2-p180 :020 &gt; hsh = { os =&gt; 'foo' }</text:span></text:p>
            <text:p><text:span text:style-name="T44"><text:s/></text:span><text:span text:style-name="T44"><text:tab/></text:span><text:span text:style-name="T44"> </text:span><text:span text:style-name="T44">=&gt; {"key"=&gt;"foo"} </text:span></text:p>
            <text:p><text:span text:style-name="T44"><text:s/></text:span><text:span text:style-name="T44"><text:tab/></text:span><text:span text:style-name="T44">ruby-1.9.2-p180 :021 &gt; hsh[os]</text:span></text:p>
            <text:p><text:span text:style-name="T51"><text:s/></text:span><text:span text:style-name="T51"><text:tab/></text:span><text:span text:style-name="T51"> </text:span><text:span text:style-name="T51">=&gt; "foo" </text:span></text:p>
            <text:p><text:span text:style-name="T44"><text:s/></text:span><text:span text:style-name="T44"><text:tab/></text:span><text:span text:style-name="T44">ruby-1.9.2-p180 :022 &gt; hsh[s]</text:span></text:p>
            <text:p><text:span text:style-name="T51"><text:s/></text:span><text:span text:style-name="T51"><text:tab/></text:span><text:span text:style-name="T51"> </text:span><text:span text:style-name="T51">=&gt; nil 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cks - Overriding redis_id</text:p>
          </draw:text-box>
        </draw:frame>
        <draw:frame presentation:style-name="pr7" draw:layer="layout" svg:width="25.199cm" svg:height="13.86cm" svg:x="1.4cm" svg:y="4.914cm" presentation:class="outline">
          <draw:text-box>
            <text:p><text:span text:style-name="T52">require</text:span> <text:span text:style-name="T53">'ohm'</text:span></text:p>
            <text:p><text:span text:style-name="T54">class</text:span><text:span text:style-name="T55"> </text:span><text:span text:style-name="T52">Ohm</text:span></text:p>
            <text:p><text:span text:style-name="T55"><text:s text:c="2"/></text:span><text:span text:style-name="T54">class</text:span><text:span text:style-name="T55"> </text:span><text:span text:style-name="T52">Model</text:span></text:p>
            <text:p><text:span text:style-name="T55"><text:s text:c="4"/></text:span><text:span text:style-name="T56"># initialize: added ability to pass redis_id and have it define the actual Ohm ID. <text:s/>(new? is broken in Ohm, BTW)</text:span></text:p>
            <text:p><text:span text:style-name="T52"><text:s text:c="4"/></text:span><text:span text:style-name="T52">alias_method</text:span><text:span text:style-name="T55"> </text:span><text:span text:style-name="T52">:initialize_without_redis_id, :initialize</text:span></text:p>
            <text:p><text:span text:style-name="T55"><text:s text:c="4"/></text:span><text:span text:style-name="T54">def</text:span><text:span text:style-name="T55"> </text:span><text:span text:style-name="T57">initialize_with_redis_id</text:span><text:span text:style-name="T52">(args={})</text:span></text:p>
            <text:p><text:span text:style-name="T52"><text:s text:c="6"/></text:span><text:span text:style-name="T52">@redis_id = args.</text:span><text:span text:style-name="T57">delete</text:span><text:span text:style-name="T52">(:redis_id)</text:span></text:p>
            <text:p><text:span text:style-name="T55"><text:s text:c="6"/></text:span><text:span text:style-name="T57">initialize_without_redis_id</text:span><text:span text:style-name="T52">(args)</text:span></text:p>
            <text:p><text:span text:style-name="T55"><text:s text:c="4"/></text:span><text:span text:style-name="T54">end</text:span></text:p>
            <text:p><text:span text:style-name="T52"><text:s text:c="4"/></text:span><text:span text:style-name="T52">alias_method</text:span><text:span text:style-name="T55"> </text:span><text:span text:style-name="T52">:initialize, :initialize_with_redis_id</text:span></text:p>
            <text:p><text:span text:style-name="T52"/></text:p>
            <text:p><text:span text:style-name="T55"><text:s text:c="4"/></text:span><text:span text:style-name="T54">def</text:span><text:span text:style-name="T55"> </text:span><text:span text:style-name="T52">initialize_id</text:span></text:p>
            <text:p><text:span text:style-name="T52"><text:s text:c="6"/></text:span><text:span text:style-name="T52">@id</text:span><text:span text:style-name="T55"> </text:span><text:span text:style-name="T52">||=</text:span><text:span text:style-name="T55"> </text:span><text:span text:style-name="T52">(@redis_id</text:span><text:span text:style-name="T55"> </text:span><text:span text:style-name="T52">||</text:span><text:span text:style-name="T55"> </text:span><text:span text:style-name="T54">self</text:span><text:span text:style-name="T52">.</text:span><text:span text:style-name="T54">class</text:span><text:span text:style-name="T52">.key[:id].incr.to_s)</text:span></text:p>
            <text:p><text:span text:style-name="T55"><text:s text:c="4"/></text:span><text:span text:style-name="T54">end</text:span></text:p>
            <text:p><text:span text:style-name="T52"><text:s text:c="4"/></text:span><text:span text:style-name="T52">private</text:span><text:span text:style-name="T55"> </text:span><text:span text:style-name="T52">:initialize_id</text:span></text:p>
            <text:p><text:span text:style-name="T5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cks – Adding list/set by i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fault to have<text:span text:style-name="T58"> the Ohm saved, use </text:span><text:span text:style-name="T59">&lt;&lt;</text:span></text:p>
              </text:list-item>
              <text:list-item>
                <text:p>We wanted to pass in id, since we prescribed them anyway.</text:p>
              </text:list-item>
            </text:list>
            <text:p><text:span text:style-name="T60"><text:s text:c="3"/></text:span><text:span text:style-name="T54">class</text:span> <text:span text:style-name="T52">List</text:span></text:p>
            <text:p><text:span text:style-name="T55"><text:s text:c="6"/></text:span><text:span text:style-name="T54">def</text:span><text:span text:style-name="T55"> </text:span><text:span text:style-name="T57">push_id</text:span><text:span text:style-name="T52">(model_id)</text:span></text:p>
            <text:p><text:span text:style-name="T52"><text:s text:c="8"/></text:span><text:span text:style-name="T52">key.</text:span><text:span text:style-name="T57">rpush</text:span><text:span text:style-name="T52">(model_id)</text:span></text:p>
            <text:p><text:span text:style-name="T55"><text:s text:c="6"/></text:span><text:span text:style-name="T54">end</text:span></text:p>
            <text:p><text:span text:style-name="T55"><text:s text:c="4"/></text:span><text:span text:style-name="T54">end</text:span></text:p>
            <text:p><text:span text:style-name="T55"><text:s text:c="4"/></text:span><text:span text:style-name="T54">class</text:span><text:span text:style-name="T55"> </text:span><text:span text:style-name="T52">Set</text:span></text:p>
            <text:p><text:span text:style-name="T55"><text:s text:c="6"/></text:span><text:span text:style-name="T54">def</text:span><text:span text:style-name="T55"> </text:span><text:span text:style-name="T57">push_id</text:span><text:span text:style-name="T52">(model_id)</text:span></text:p>
            <text:p><text:span text:style-name="T52"><text:s text:c="8"/></text:span><text:span text:style-name="T52">key.</text:span><text:span text:style-name="T57">sadd</text:span><text:span text:style-name="T52">(model_id)</text:span></text:p>
            <text:p><text:span text:style-name="T55"><text:s text:c="6"/></text:span><text:span text:style-name="T54">end</text:span></text:p>
            <text:p><text:span text:style-name="T55"><text:s text:c="4"/></text:span><text:span text:style-name="T61">e</text:span><text:span text:style-name="T54">nd</text:span></text:p>
            <text:p><text:span text:style-name="T5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/>
    </style:style>
    <style:style style:name="Preformatted_20_Text.hl" style:display-name="Preformatted Text.hl" style:family="graphic">
      <style:paragraph-properties fo:margin-top="0cm" fo:margin-bottom="0cm" style:text-autospace="none"/>
      <style:text-properties fo:color="#000000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ian Kaney</meta:initial-creator>
    <meta:creation-date>2011-04-10T21:53:15</meta:creation-date>
    <meta:editing-duration>PT10H16M48S</meta:editing-duration>
    <meta:editing-cycles>21</meta:editing-cycles>
    <dc:date>2011-04-12T20:42:27</dc:date>
    <dc:creator>Brian Kaney</dc:creator>
    <meta:generator>LibreOffice/3.3$Unix LibreOffice_project/330m19$Build-202</meta:generator>
    <meta:document-statistic meta:object-count="126"/>
  </office:meta>
</office:document-meta>
</file>